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wGenerator.declareLink( final OFlow oflow , final OLink olin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lowGenerator.newInstance( Activity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Generator.compileChildren( OFlow dest , CompositeActivity sr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lowGenerator.compileLinkDecls( OFlow oflow , FlowActivity flowA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lowGenerator.compile( OActivity output , Activity src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lowGenerator.isMember( OLink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